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04:54.124263487</dc:date>
    <meta:editing-duration>PT1H15M48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1.86999999999999">
                <text:p>1.86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9.79">
                <text:p>99.79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  <table:table-cell office:value-type="float" office:value="27.7122222222222">
                <text:p>27.7122222222222</text:p>
              </table:table-cell>
              <table:table-cell office:value-type="float" office:value="67.9371428571429">
                <text:p>67.9371428571429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21999999999999">
                <text:p>8.21999999999999</text:p>
              </table:table-cell>
              <table:table-cell office:value-type="float" office:value="1.71">
                <text:p>1.7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8.86">
                <text:p>38.8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055555555556">
                <text:p>43.3055555555556</text:p>
              </table:table-cell>
              <table:table-cell office:value-type="float" office:value="85.1457142857143">
                <text:p>85.1457142857143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.22">
                <text:p>3.22</text:p>
              </table:table-cell>
              <table:table-cell office:value-type="float" office:value="98.69">
                <text:p>98.69</text:p>
              </table:table-cell>
              <table:table-cell office:value-type="float" office:value="7.86">
                <text:p>7.86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58">
                <text:p>5.58</text:p>
              </table:table-cell>
              <table:table-cell office:value-type="float" office:value="29.4">
                <text:p>29.4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54">
                <text:p>54.54</text:p>
              </table:table-cell>
              <table:table-cell office:value-type="float" office:value="79.46">
                <text:p>79.46</text:p>
              </table:table-cell>
              <table:table-cell office:value-type="float" office:value="99.47">
                <text:p>99.47</text:p>
              </table:table-cell>
              <table:table-cell office:value-type="float" office:value="10.33">
                <text:p>10.33</text:p>
              </table:table-cell>
              <table:table-cell office:value-type="float" office:value="34.81">
                <text:p>34.81</text:p>
              </table:table-cell>
              <table:table-cell office:value-type="float" office:value="99.83">
                <text:p>99.83</text:p>
              </table:table-cell>
              <table:table-cell office:value-type="float" office:value="67.41">
                <text:p>67.41</text:p>
              </table:table-cell>
              <table:table-cell office:value-type="float" office:value="NaN">
                <text:p>NaN</text:p>
              </table:table-cell>
              <table:table-cell office:value-type="float" office:value="49.6711111111111">
                <text:p>49.6711111111111</text:p>
              </table:table-cell>
              <table:table-cell office:value-type="float" office:value="88.5657142857143">
                <text:p>88.5657142857143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3.07">
                <text:p>23.07</text:p>
              </table:table-cell>
              <table:table-cell office:value-type="float" office:value="99.54">
                <text:p>99.54</text:p>
              </table:table-cell>
              <table:table-cell office:value-type="float" office:value="14.5">
                <text:p>14.5</text:p>
              </table:table-cell>
              <table:table-cell office:value-type="float" office:value="5.67">
                <text:p>5.6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27.13">
                <text:p>27.13</text:p>
              </table:table-cell>
              <table:table-cell office:value-type="float" office:value="49.86">
                <text:p>49.86</text:p>
              </table:table-cell>
              <table:table-cell office:value-type="float" office:value="2.32">
                <text:p>2.3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71.88">
                <text:p>71.88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84.54">
                <text:p>84.54</text:p>
              </table:table-cell>
              <table:table-cell office:value-type="float" office:value="40.46">
                <text:p>40.46</text:p>
              </table:table-cell>
              <table:table-cell office:value-type="float" office:value="99.83">
                <text:p>99.83</text:p>
              </table:table-cell>
              <table:table-cell office:value-type="float" office:value="75.02">
                <text:p>75.02</text:p>
              </table:table-cell>
              <table:table-cell office:value-type="float" office:value="NaN">
                <text:p>NaN</text:p>
              </table:table-cell>
              <table:table-cell office:value-type="float" office:value="60.6772222222222">
                <text:p>60.6772222222222</text:p>
              </table:table-cell>
              <table:table-cell office:value-type="float" office:value="92.1557142857143">
                <text:p>92.1557142857143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7.17">
                <text:p>67.17</text:p>
              </table:table-cell>
              <table:table-cell office:value-type="float" office:value="99.67">
                <text:p>99.67</text:p>
              </table:table-cell>
              <table:table-cell office:value-type="float" office:value="62.72">
                <text:p>62.72</text:p>
              </table:table-cell>
              <table:table-cell office:value-type="float" office:value="10.25">
                <text:p>10.25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29">
                <text:p>47.29</text:p>
              </table:table-cell>
              <table:table-cell office:value-type="float" office:value="62.43">
                <text:p>62.43</text:p>
              </table:table-cell>
              <table:table-cell office:value-type="float" office:value="2.66">
                <text:p>2.66</text:p>
              </table:table-cell>
              <table:table-cell office:value-type="float" office:value="99.88">
                <text:p>99.88</text:p>
              </table:table-cell>
              <table:table-cell office:value-type="float" office:value="99.73">
                <text:p>99.73</text:p>
              </table:table-cell>
              <table:table-cell office:value-type="float" office:value="99.38">
                <text:p>99.38</text:p>
              </table:table-cell>
              <table:table-cell office:value-type="float" office:value="85.94">
                <text:p>85.94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1">
                <text:p>99.1</text:p>
              </table:table-cell>
              <table:table-cell office:value-type="float" office:value="41.44">
                <text:p>41.44</text:p>
              </table:table-cell>
              <table:table-cell office:value-type="float" office:value="99.83">
                <text:p>99.83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69.9927777777778">
                <text:p>69.9927777777778</text:p>
              </table:table-cell>
              <table:table-cell office:value-type="float" office:value="95.28">
                <text:p>95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